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etNetwork.maskIP( final byte [ ] ip , final byte [ ] m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etNetwork.InetNetwork( DNSService dns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tNetwork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tNetwork.normalizeFromAsterisk( final String netspe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etNetwork.InetNetwork( InetAddress ip , InetAddress net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etNetwork.getByAddress( byte [ ] i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etNetwork.normalizeFromCIDR( final String netspe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etNetwork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etNetwork.contains( final InetAddress 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tNetwork.getFromString( String netspe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etNetwork.maskIP( final InetAddress ip , final InetAddress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tNetwor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tNetwork.contains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